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P6" style:family="paragraph" style:parent-style-name="Table_20_Contents">
      <style:paragraph-properties fo:margin-top="0cm" fo:margin-bottom="0cm" loext:contextual-spacing="false" style:line-height-at-least="0.503cm"/>
    </style:style>
    <style:style style:name="P7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tokoll V<text:span text:style-name="T1">ersion </text:span>1.0</text:p>
      <text:p text:style-name="P5"/>
      <text:p text:style-name="P3">Die <text:span text:style-name="T3">A</text:span>nfragen werden als http Request geschickt. Die Antwort ist plain text.</text:p>
      <text:p text:style-name="P5"/>
      <text:p text:style-name="P3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5"/>
      <text:p text:style-name="P3">Grundsätzlich gibt der Server nur eine <text:span text:style-name="T3">M</text:span>eldung aus, auch wenn mehrere Probleme mit der Anfrage vorliegen.</text:p>
      <text:p text:style-name="P5"/>
      <text:p text:style-name="P3">Sämtliche base 64 codierten <text:span text:style-name="T3">Werte</text:span> sind ohne Zeilenumbrüche.</text:p>
      <text:p text:style-name="P5"/>
      <text:p text:style-name="P3">Die Parameter name und pass müssen base 64 codiert angegeben werden. Wenn eines davon fehlt oder nicht base 64 codiert ist, wird eine der folgenden Meldungen ausgegeben:</text:p>
      <text:p text:style-name="P4">„<text:span text:style-name="T2">username needed“, „pass needed“, „username not base 64“, „pass not base 64“.</text:span></text:p>
      <text:p text:style-name="P5"/>
      <text:p text:style-name="P3">Nur wenn der do Parameter „protocolVersion“ ist, werden username und pass nicht gebraucht.</text:p>
      <text:p text:style-name="P5"/>
      <text:p text:style-name="P3">Wenn der Benutzername nicht existiert, oder das <text:span text:style-name="T3">P</text:span>asswort nicht stimmt, gibt der Server aus „login incorrect“.</text:p>
      <text:p text:style-name="P5"/>
      <text:p text:style-name="P3">Es können auch internal server errors ausgegeben werden, aber nur, wenn der <text:span text:style-name="T3">S</text:span>erver nicht richtig funktioniert.</text:p>
      <text:p text:style-name="P5"/>
      <text:p text:style-name="P3">Alle anderen Rückgabewerte sind bezogen auf die durchgeführte Aktion.</text:p>
      <text:p text:style-name="P5"/>
      <text:p text:style-name="P3">Liste der möglichen Aktionen: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>med1, med2 ...</text:p>
          </table:table-cell>
          <table:table-cell table:style-name="Tabelle1.A2" office:value-type="string">
            <text:p text:style-name="P7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>medunit1, medunit2 ...</text:p>
          </table:table-cell>
          <table:table-cell table:style-name="Tabelle1.A2" office:value-type="string">
            <text:p text:style-name="P7">Einheiten für die Medikamente. Die Einheiten gehören zu den Medikamenten mit der gleichen Nummer</text:p>
          </table:table-cell>
          <table:table-cell table:style-name="Tabelle1.A2" office:value-type="string">
            <text:p text:style-name="P7">missing med unit </text:p>
          </table:table-cell>
          <table:table-cell table:style-name="Tabelle1.F2" office:value-type="string">
            <text:p text:style-name="P7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base 64 codierte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<text:soft-page-break/>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<text:soft-page-break/>dessen Tabelle der Wert abgerufen wird muss base 64 codiert sein.</text:p>
          </table:table-cell>
          <table:table-cell table:style-name="Tabelle1.A2" office:value-type="string">
            <text:p text:style-name="P2">no target user <text:soft-page-break/>given</text:p>
          </table:table-cell>
          <table:table-cell table:style-name="Tabelle1.F2" office:value-type="string">
            <text:p text:style-name="P2">Kein Nutzer <text:soft-page-break/>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3T12:07:21.101723539</dc:date>
    <meta:editing-duration>PT9M37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10" meta:paragraph-count="278" meta:word-count="1659" meta:character-count="10644" meta:non-whitespace-character-count="9260"/>
  </office:meta>
</office:document-meta>
</file>